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0c39c4" style:font-size-asian="9pt" style:font-name-complex="Courier New" style:font-size-complex="9pt"/>
    </style:style>
    <style:style style:name="P2" style:family="paragraph" style:parent-style-name="Standard">
      <style:paragraph-properties fo:margin-top="0.085cm" fo:margin-bottom="0.085cm" loext:contextual-spacing="false"/>
      <style:text-properties style:font-name="Calibri" fo:font-size="9pt" officeooo:paragraph-rsid="00467e08" style:font-size-asian="9pt" style:font-name-complex="Courier New" style:font-size-complex="9pt"/>
    </style:style>
    <style:style style:name="P3" style:family="paragraph" style:parent-style-name="Standard">
      <style:paragraph-properties fo:margin-top="0.085cm" fo:margin-bottom="0.085cm" loext:contextual-spacing="false"/>
      <style:text-properties style:font-name="Calibri" fo:font-size="9pt" fo:font-weight="bold" officeooo:paragraph-rsid="000c39c4" style:font-size-asian="9pt" style:font-weight-asian="bold" style:font-name-complex="Courier New" style:font-size-complex="9pt"/>
    </style:style>
    <style:style style:name="P4" style:family="paragraph" style:parent-style-name="Standard">
      <style:paragraph-properties fo:margin-top="0.085cm" fo:margin-bottom="0.085cm" loext:contextual-spacing="false"/>
      <style:text-properties style:font-name="Calibri" fo:font-size="8pt" officeooo:paragraph-rsid="000c39c4" style:font-size-asian="8pt" style:font-name-complex="Courier New" style:font-size-complex="8pt"/>
    </style:style>
    <style:style style:name="P5" style:family="paragraph" style:parent-style-name="Standard">
      <style:paragraph-properties fo:margin-top="0.085cm" fo:margin-bottom="0.085cm" loext:contextual-spacing="false"/>
      <style:text-properties style:font-name="Calibri" fo:font-size="8pt" officeooo:rsid="000b8384" officeooo:paragraph-rsid="000c39c4" style:font-size-asian="8pt" style:font-name-complex="Courier New" style:font-size-complex="8pt"/>
    </style:style>
    <style:style style:name="P6" style:family="paragraph" style:parent-style-name="Standard">
      <style:paragraph-properties fo:margin-top="0.085cm" fo:margin-bottom="0.085cm" loext:contextual-spacing="false"/>
      <style:text-properties style:font-name="Calibri" fo:font-size="8pt" officeooo:paragraph-rsid="0017d5d0" style:font-size-asian="8pt" style:font-name-complex="Courier New" style:font-size-complex="8pt"/>
    </style:style>
    <style:style style:name="P7" style:family="paragraph" style:parent-style-name="Standard">
      <style:paragraph-properties fo:margin-top="0.085cm" fo:margin-bottom="0.085cm" loext:contextual-spacing="false"/>
      <style:text-properties style:font-name="Calibri" fo:font-size="8pt" officeooo:paragraph-rsid="001b864a" style:font-size-asian="8pt" style:font-name-complex="Courier New" style:font-size-complex="8pt"/>
    </style:style>
    <style:style style:name="P8" style:family="paragraph" style:parent-style-name="Standard">
      <style:paragraph-properties fo:margin-top="0.085cm" fo:margin-bottom="0.085cm" loext:contextual-spacing="false"/>
      <style:text-properties style:font-name="Calibri" fo:font-size="8pt" officeooo:paragraph-rsid="0027414c" style:font-size-asian="8pt" style:font-name-complex="Courier New" style:font-size-complex="8pt"/>
    </style:style>
    <style:style style:name="P9" style:family="paragraph" style:parent-style-name="Standard">
      <style:paragraph-properties fo:margin-top="0.085cm" fo:margin-bottom="0.085cm" loext:contextual-spacing="false"/>
      <style:text-properties style:font-name="Calibri" fo:font-size="8pt" officeooo:paragraph-rsid="0031b045" style:font-size-asian="8pt" style:font-name-complex="Courier New" style:font-size-complex="8pt"/>
    </style:style>
    <style:style style:name="P10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0c39c4" style:font-size-asian="8pt" style:font-weight-asian="bold" style:font-name-complex="Courier New" style:font-size-complex="8pt"/>
    </style:style>
    <style:style style:name="P11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17848c" style:font-size-asian="8pt" style:font-weight-asian="bold" style:font-name-complex="Courier New" style:font-size-complex="8pt"/>
    </style:style>
    <style:style style:name="P12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17d5d0" style:font-size-asian="8pt" style:font-weight-asian="bold" style:font-name-complex="Courier New" style:font-size-complex="8pt"/>
    </style:style>
    <style:style style:name="P13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1890ab" style:font-size-asian="8pt" style:font-weight-asian="bold" style:font-name-complex="Courier New" style:font-size-complex="8pt"/>
    </style:style>
    <style:style style:name="P14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27414c" style:font-size-asian="8pt" style:font-weight-asian="bold" style:font-name-complex="Courier New" style:font-size-complex="8pt"/>
    </style:style>
    <style:style style:name="P15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rsid="0031241b" officeooo:paragraph-rsid="0031241b" style:font-size-asian="8pt" style:font-weight-asian="bold" style:font-name-complex="Courier New" style:font-size-complex="8pt" style:font-weight-complex="bold"/>
    </style:style>
    <style:style style:name="P16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rsid="0031b045" officeooo:paragraph-rsid="0031b045" style:font-size-asian="8pt" style:font-weight-asian="bold" style:font-name-complex="Courier New" style:font-size-complex="8pt" style:font-weight-complex="bold"/>
    </style:style>
    <style:style style:name="P17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31b045" style:font-size-asian="8pt" style:font-weight-asian="bold" style:font-name-complex="Courier New" style:font-size-complex="8pt"/>
    </style:style>
    <style:style style:name="P18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rsid="00404738" officeooo:paragraph-rsid="00404738" style:font-size-asian="8pt" style:font-weight-asian="bold" style:font-name-complex="Courier New" style:font-size-complex="8pt"/>
    </style:style>
    <style:style style:name="P19" style:family="paragraph" style:parent-style-name="Standard">
      <style:paragraph-properties fo:margin-top="0.085cm" fo:margin-bottom="0.085cm" loext:contextual-spacing="false"/>
      <style:text-properties style:font-name="Calibri" fo:font-size="8pt" fo:font-weight="normal" officeooo:paragraph-rsid="000c39c4" style:font-size-asian="8pt" style:font-weight-asian="normal" style:font-name-complex="Courier New" style:font-size-complex="8pt" style:font-weight-complex="normal"/>
    </style:style>
    <style:style style:name="P20" style:family="paragraph" style:parent-style-name="Standard">
      <style:paragraph-properties fo:margin-top="0.085cm" fo:margin-bottom="0.085cm" loext:contextual-spacing="false"/>
      <style:text-properties style:font-name="Calibri" fo:font-size="8pt" fo:font-weight="normal" officeooo:paragraph-rsid="0017848c" style:font-size-asian="8pt" style:font-weight-asian="normal" style:font-name-complex="Courier New" style:font-size-complex="8pt" style:font-weight-complex="normal"/>
    </style:style>
    <style:style style:name="P21" style:family="paragraph" style:parent-style-name="Standard">
      <style:paragraph-properties fo:margin-top="0.085cm" fo:margin-bottom="0.085cm" loext:contextual-spacing="false"/>
      <style:text-properties style:font-name="Calibri" fo:font-size="8pt" fo:font-weight="normal" officeooo:paragraph-rsid="0035bc1e" style:font-size-asian="8pt" style:font-weight-asian="normal" style:font-name-complex="Courier New" style:font-size-complex="8pt" style:font-weight-complex="normal"/>
    </style:style>
    <style:style style:name="P22" style:family="paragraph" style:parent-style-name="Standard">
      <style:paragraph-properties fo:margin-top="0.085cm" fo:margin-bottom="0.085cm" loext:contextual-spacing="false"/>
      <style:text-properties style:font-name="Calibri" fo:font-size="8pt" fo:font-weight="normal" officeooo:rsid="0017d5d0" officeooo:paragraph-rsid="00404738" style:font-size-asian="8pt" style:font-weight-asian="normal" style:font-name-complex="Courier New" style:font-size-complex="8pt" style:font-weight-complex="normal"/>
    </style:style>
    <style:style style:name="P23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alibri" fo:font-size="16pt" fo:font-weight="bold" officeooo:paragraph-rsid="000c39c4" style:font-size-asian="16pt" style:font-weight-asian="bold" style:font-name-complex="Courier New" style:font-size-complex="16pt"/>
    </style:style>
    <style:style style:name="P24" style:family="paragraph" style:parent-style-name="Standard">
      <style:paragraph-properties fo:margin-top="0.085cm" fo:margin-bottom="0.085cm" loext:contextual-spacing="false" fo:text-align="center" style:justify-single-word="false"/>
      <style:text-properties style:font-name="Calibri" fo:font-size="16pt" fo:font-weight="bold" officeooo:paragraph-rsid="0010af8e" style:font-size-asian="16pt" style:font-weight-asian="bold" style:font-name-complex="Courier New" style:font-size-complex="16pt"/>
    </style:style>
    <style:style style:name="P25" style:family="paragraph" style:parent-style-name="Standard">
      <style:paragraph-properties fo:margin-top="0.085cm" fo:margin-bottom="0.085cm" loext:contextual-spacing="false" fo:text-align="center" style:justify-single-word="false"/>
      <style:text-properties officeooo:paragraph-rsid="0010af8e"/>
    </style:style>
    <style:style style:name="P26" style:family="paragraph" style:parent-style-name="Standard">
      <style:paragraph-properties fo:margin-top="0.085cm" fo:margin-bottom="0.085cm" loext:contextual-spacing="false"/>
      <style:text-properties officeooo:paragraph-rsid="000c39c4"/>
    </style:style>
    <style:style style:name="P27" style:family="paragraph" style:parent-style-name="Standard">
      <style:paragraph-properties fo:margin-top="0.085cm" fo:margin-bottom="0.085cm" loext:contextual-spacing="false"/>
      <style:text-properties officeooo:paragraph-rsid="0017d5d0"/>
    </style:style>
    <style:style style:name="P28" style:family="paragraph" style:parent-style-name="Standard">
      <style:paragraph-properties fo:margin-top="0.085cm" fo:margin-bottom="0.085cm" loext:contextual-spacing="false"/>
      <style:text-properties officeooo:paragraph-rsid="001b864a"/>
    </style:style>
    <style:style style:name="P29" style:family="paragraph" style:parent-style-name="Standard">
      <style:paragraph-properties fo:margin-top="0.085cm" fo:margin-bottom="0.085cm" loext:contextual-spacing="false"/>
      <style:text-properties officeooo:paragraph-rsid="0029fc95"/>
    </style:style>
    <style:style style:name="P30" style:family="paragraph" style:parent-style-name="Standard">
      <style:paragraph-properties fo:margin-top="0.085cm" fo:margin-bottom="0.085cm" loext:contextual-spacing="false"/>
      <style:text-properties officeooo:paragraph-rsid="0031b045"/>
    </style:style>
    <style:style style:name="P31" style:family="paragraph" style:parent-style-name="Standard">
      <style:paragraph-properties fo:margin-top="0.085cm" fo:margin-bottom="0.085cm" loext:contextual-spacing="false"/>
      <style:text-properties officeooo:paragraph-rsid="0034640a"/>
    </style:style>
    <style:style style:name="P32" style:family="paragraph" style:parent-style-name="Standard">
      <style:paragraph-properties fo:margin-top="0.085cm" fo:margin-bottom="0.085cm" loext:contextual-spacing="false"/>
      <style:text-properties officeooo:paragraph-rsid="0035bc1e"/>
    </style:style>
    <style:style style:name="P33" style:family="paragraph" style:parent-style-name="Standard">
      <style:paragraph-properties fo:margin-top="0.085cm" fo:margin-bottom="0.085cm" loext:contextual-spacing="false"/>
      <style:text-properties fo:font-weight="normal" officeooo:paragraph-rsid="00467e08" style:font-weight-asian="normal" style:font-weight-complex="normal"/>
    </style:style>
    <style:style style:name="P34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  <style:text-properties style:font-name="Calibri" officeooo:paragraph-rsid="000c39c4"/>
    </style:style>
    <style:style style:name="P35" style:family="paragraph" style:parent-style-name="Standard">
      <style:paragraph-properties fo:margin-left="1.27cm" fo:margin-right="0cm" fo:margin-top="0.085cm" fo:margin-bottom="0.085cm" loext:contextual-spacing="false" fo:text-indent="0cm" style:auto-text-indent="false"/>
      <style:text-properties officeooo:paragraph-rsid="00467e08"/>
    </style:style>
    <style:style style:name="P36" style:family="paragraph" style:parent-style-name="Standard" style:master-page-name="Standard">
      <style:paragraph-properties fo:margin-top="0.085cm" fo:margin-bottom="0.085cm" loext:contextual-spacing="false" style:page-number="auto"/>
      <style:text-properties style:font-name="Calibri" fo:font-size="9pt" fo:font-weight="bold" officeooo:paragraph-rsid="000c39c4" style:font-size-asian="9pt" style:font-weight-asian="bold" style:font-name-complex="Courier New" style:font-size-complex="9pt"/>
    </style:style>
    <style:style style:name="P37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0c39c4" style:font-size-asian="8pt" style:font-weight-asian="bold" style:font-name-complex="Courier New" style:font-size-complex="8pt"/>
    </style:style>
    <style:style style:name="P38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paragraph-rsid="004e701b" style:font-size-asian="8pt" style:font-weight-asian="bold" style:font-name-complex="Courier New" style:font-size-complex="8pt"/>
    </style:style>
    <style:style style:name="P39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rsid="00534c79" officeooo:paragraph-rsid="00534c79" style:font-size-asian="8pt" style:font-weight-asian="bold" style:font-name-complex="Courier New" style:font-size-complex="8pt"/>
    </style:style>
    <style:style style:name="P40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rsid="004b09e8" officeooo:paragraph-rsid="00467e08" style:font-size-asian="8pt" style:font-weight-asian="bold" style:font-name-complex="Courier New" style:font-size-complex="8pt"/>
    </style:style>
    <style:style style:name="P41" style:family="paragraph" style:parent-style-name="Standard">
      <style:paragraph-properties fo:margin-top="0.085cm" fo:margin-bottom="0.085cm" loext:contextual-spacing="false"/>
      <style:text-properties style:font-name="Calibri" fo:font-size="8pt" fo:font-weight="bold" officeooo:rsid="004b09e8" officeooo:paragraph-rsid="0054dee2" style:font-size-asian="8pt" style:font-weight-asian="bold" style:font-name-complex="Courier New" style:font-size-complex="8pt"/>
    </style:style>
    <style:style style:name="P42" style:family="paragraph" style:parent-style-name="Standard">
      <style:paragraph-properties fo:margin-top="0.085cm" fo:margin-bottom="0.085cm" loext:contextual-spacing="false"/>
      <style:text-properties officeooo:paragraph-rsid="004cfbdd"/>
    </style:style>
    <style:style style:name="P43" style:family="paragraph" style:parent-style-name="Standard">
      <style:paragraph-properties fo:margin-top="0.085cm" fo:margin-bottom="0.085cm" loext:contextual-spacing="false"/>
      <style:text-properties officeooo:paragraph-rsid="00534c79"/>
    </style:style>
    <style:style style:name="P44" style:family="paragraph" style:parent-style-name="Standard">
      <style:paragraph-properties fo:margin-top="0.085cm" fo:margin-bottom="0.085cm" loext:contextual-spacing="false"/>
      <style:text-properties officeooo:rsid="00534c79" officeooo:paragraph-rsid="0053ad01"/>
    </style:style>
    <style:style style:name="T1" style:family="text">
      <style:text-properties fo:font-size="10pt" fo:font-weight="bold" style:font-size-asian="10pt" style:font-weight-asian="bold" style:font-name-complex="Courier New" style:font-size-complex="10pt"/>
    </style:style>
    <style:style style:name="T2" style:family="text">
      <style:text-properties fo:font-size="10pt" style:font-size-asian="10pt" style:font-name-complex="Courier New" style:font-size-complex="10pt"/>
    </style:style>
    <style:style style:name="T3" style:family="text">
      <style:text-properties fo:font-size="10pt" officeooo:rsid="0010af8e" style:font-size-asian="10pt" style:font-name-complex="Courier New" style:font-size-complex="10pt"/>
    </style:style>
    <style:style style:name="T4" style:family="text">
      <style:text-properties fo:font-size="10pt" officeooo:rsid="004815c0" style:font-size-asian="10pt" style:font-name-complex="Courier New" style:font-size-complex="10pt"/>
    </style:style>
    <style:style style:name="T5" style:family="text">
      <style:text-properties fo:font-size="10pt" officeooo:rsid="005853d9" style:font-size-asian="10pt" style:font-name-complex="Courier New" style:font-size-complex="10pt"/>
    </style:style>
    <style:style style:name="T6" style:family="text">
      <style:text-properties style:font-name="Calibri" fo:font-size="10pt" fo:font-weight="bold" style:font-size-asian="10pt" style:font-weight-asian="bold" style:font-name-complex="Courier New" style:font-size-complex="10pt"/>
    </style:style>
    <style:style style:name="T7" style:family="text">
      <style:text-properties style:font-name="Calibri" fo:font-size="10pt" fo:font-weight="bold" officeooo:rsid="00467e08" style:font-size-asian="10pt" style:font-weight-asian="bold" style:font-name-complex="Courier New" style:font-size-complex="10pt"/>
    </style:style>
    <style:style style:name="T8" style:family="text">
      <style:text-properties style:font-name="Calibri" fo:font-size="10pt" style:font-size-asian="10pt" style:font-name-complex="Courier New" style:font-size-complex="10pt"/>
    </style:style>
    <style:style style:name="T9" style:family="text">
      <style:text-properties style:font-name="Calibri" fo:font-size="10pt" officeooo:rsid="001d311d" style:font-size-asian="10pt" style:font-name-complex="Courier New" style:font-size-complex="10pt"/>
    </style:style>
    <style:style style:name="T10" style:family="text">
      <style:text-properties style:font-name="Calibri" fo:font-size="10pt" officeooo:rsid="00467e08" style:font-size-asian="10pt" style:font-name-complex="Courier New" style:font-size-complex="10pt"/>
    </style:style>
    <style:style style:name="T11" style:family="text">
      <style:text-properties style:font-name="Calibri" fo:font-size="16pt" fo:font-weight="bold" style:font-size-asian="16pt" style:font-weight-asian="bold" style:font-name-complex="Courier New" style:font-size-complex="16pt"/>
    </style:style>
    <style:style style:name="T12" style:family="text">
      <style:text-properties style:font-name="Calibri" fo:font-size="16pt" fo:font-weight="bold" officeooo:rsid="0010af8e" style:font-size-asian="16pt" style:font-weight-asian="bold" style:font-name-complex="Courier New" style:font-size-complex="16pt"/>
    </style:style>
    <style:style style:name="T13" style:family="text">
      <style:text-properties style:font-name="Calibri" fo:font-size="8pt" fo:font-weight="bold" style:font-size-asian="8pt" style:font-weight-asian="bold" style:font-name-complex="Courier New" style:font-size-complex="8pt"/>
    </style:style>
    <style:style style:name="T14" style:family="text">
      <style:text-properties style:font-name="Calibri" fo:font-size="8pt" fo:font-weight="bold" officeooo:rsid="0011a79c" style:font-size-asian="8pt" style:font-weight-asian="bold" style:font-name-complex="Courier New" style:font-size-complex="8pt"/>
    </style:style>
    <style:style style:name="T15" style:family="text">
      <style:text-properties style:font-name="Calibri" fo:font-size="8pt" fo:font-weight="bold" officeooo:rsid="0017d5d0" style:font-size-asian="8pt" style:font-weight-asian="bold" style:font-name-complex="Courier New" style:font-size-complex="8pt"/>
    </style:style>
    <style:style style:name="T16" style:family="text">
      <style:text-properties style:font-name="Calibri" fo:font-size="8pt" fo:font-weight="bold" officeooo:rsid="001a8ec3" style:font-size-asian="8pt" style:font-weight-asian="bold" style:font-name-complex="Courier New" style:font-size-complex="8pt"/>
    </style:style>
    <style:style style:name="T17" style:family="text">
      <style:text-properties style:font-name="Calibri" fo:font-size="8pt" fo:font-weight="bold" officeooo:rsid="001b864a" style:font-size-asian="8pt" style:font-weight-asian="bold" style:font-name-complex="Courier New" style:font-size-complex="8pt"/>
    </style:style>
    <style:style style:name="T18" style:family="text">
      <style:text-properties style:font-name="Calibri" fo:font-size="8pt" fo:font-weight="normal" style:font-size-asian="8pt" style:font-weight-asian="normal" style:font-name-complex="Courier New" style:font-size-complex="8pt" style:font-weight-complex="normal"/>
    </style:style>
    <style:style style:name="T19" style:family="text">
      <style:text-properties style:font-name="Calibri" fo:font-size="8pt" fo:font-weight="normal" officeooo:rsid="001529d6" style:font-size-asian="8pt" style:font-weight-asian="normal" style:font-name-complex="Courier New" style:font-size-complex="8pt" style:font-weight-complex="normal"/>
    </style:style>
    <style:style style:name="T20" style:family="text">
      <style:text-properties style:font-name="Calibri" fo:font-size="8pt" fo:font-weight="normal" officeooo:rsid="00432331" style:font-size-asian="8pt" style:font-weight-asian="normal" style:font-name-complex="Courier New" style:font-size-complex="8pt" style:font-weight-complex="normal"/>
    </style:style>
    <style:style style:name="T21" style:family="text">
      <style:text-properties style:font-name="Calibri" fo:font-size="8pt" fo:font-weight="normal" officeooo:rsid="00467e08" style:font-size-asian="8pt" style:font-weight-asian="normal" style:font-name-complex="Courier New" style:font-size-complex="8pt" style:font-weight-complex="normal"/>
    </style:style>
    <style:style style:name="T22" style:family="text">
      <style:text-properties style:font-name="Calibri" fo:font-size="8pt" fo:font-weight="normal" officeooo:rsid="00534c79" style:font-size-asian="8pt" style:font-weight-asian="normal" style:font-name-complex="Courier New" style:font-size-complex="8pt" style:font-weight-complex="normal"/>
    </style:style>
    <style:style style:name="T23" style:family="text">
      <style:text-properties style:font-name="Calibri" fo:font-size="8pt" fo:font-weight="normal" officeooo:rsid="0053ad01" style:font-size-asian="8pt" style:font-weight-asian="normal" style:font-name-complex="Courier New" style:font-size-complex="8pt" style:font-weight-complex="normal"/>
    </style:style>
    <style:style style:name="T24" style:family="text">
      <style:text-properties style:font-name="Calibri" fo:font-size="8pt" officeooo:rsid="00467e08" style:font-size-asian="8pt" style:font-name-complex="Courier New" style:font-size-complex="8pt"/>
    </style:style>
    <style:style style:name="T25" style:family="text">
      <style:text-properties style:font-name="Calibri" fo:font-size="8pt" officeooo:rsid="004b09e8" style:font-size-asian="8pt" style:font-name-complex="Courier New" style:font-size-complex="8pt"/>
    </style:style>
    <style:style style:name="T26" style:family="text">
      <style:text-properties style:font-name="Calibri" fo:font-size="9pt" officeooo:rsid="00467e08" style:font-size-asian="9pt" style:font-name-complex="Courier New" style:font-size-complex="9pt"/>
    </style:style>
    <style:style style:name="T27" style:family="text">
      <style:text-properties style:font-name="Calibri" fo:font-size="9pt" officeooo:rsid="00473934" style:font-size-asian="9pt" style:font-name-complex="Courier New" style:font-size-complex="9pt"/>
    </style:style>
    <style:style style:name="T28" style:family="text">
      <style:text-properties officeooo:rsid="000e2663"/>
    </style:style>
    <style:style style:name="T29" style:family="text">
      <style:text-properties officeooo:rsid="00306c39"/>
    </style:style>
    <style:style style:name="T30" style:family="text">
      <style:text-properties officeooo:rsid="0031b045"/>
    </style:style>
    <style:style style:name="T31" style:family="text">
      <style:text-properties officeooo:rsid="00467e08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051dabd" style:font-weight-asian="normal" style:font-weight-complex="normal"/>
    </style:style>
    <style:style style:name="T34" style:family="text">
      <style:text-properties officeooo:rsid="00534c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INSTRUCTIONS NOTES: AUTOMATION </text:p>
      <text:p text:style-name="P25"><text:span text:style-name="T11">WITH BASIC IN </text:span><text:span text:style-name="T12">LIBREOFFICE</text:span></text:p>
      <text:p text:style-name="P3"/>
      <text:p text:style-name="P3"/>
      <text:p text:style-name="P3"/>
      <text:p text:style-name="P3"/>
      <text:p text:style-name="P3"/>
      <text:p text:style-name="P34"><text:span text:style-name="T1">@COMPANY:</text:span><text:span text:style-name="T2"> USBONG SOCIAL SYSTEMS, INC. (WWW.USBONG.PH)</text:span></text:p>
      <text:p text:style-name="P34"><text:span text:style-name="T1">@AUTHOR:</text:span><text:span text:style-name="T2"> SYSON, MICHAEL</text:span></text:p>
      <text:p text:style-name="P34"><text:span text:style-name="T1">@DATE CREATED:</text:span><text:span text:style-name="T2"> 2020-0</text:span><text:span text:style-name="T3">7-15</text:span></text:p>
      <text:p text:style-name="P34"><text:span text:style-name="T1">@LAST UPDATED:</text:span><text:span text:style-name="T2"> 2020-0</text:span><text:span text:style-name="T3">7-</text:span><text:span text:style-name="T4">2</text:span><text:span text:style-name="T5">8</text:span></text:p>
      <text:p text:style-name="P34"><text:span text:style-name="T1">@OPEN SOURCE:</text:span><text:span text:style-name="T2"> APACHE LICENSE VERSION 2.0</text:span></text:p>
      <text:p text:style-name="P35"><text:bookmark-start text:name="__DdeLink__573_2701036677"/><text:span text:style-name="T6">@REFERENCE:</text:span><text:span text:style-name="T8"> </text:span></text:p>
      <text:p text:style-name="P35"><text:bookmark-start text:name="__DdeLink__576_2701036677"/><text:bookmark-end text:name="__DdeLink__573_2701036677"/><text:span text:style-name="T8">MICROSOFT. (2019). “GETTING STARTED WITH VBA IN OFFICE”. </text:span><text:bookmark-start text:name="__DdeLink__527_2248686119"/><text:a xlink:type="simple" xlink:href="https://docs.microsoft.com/en-us/office/vba/library-reference/concepts/getting-started-with-vba-in-office" text:style-name="Internet_20_link" text:visited-style-name="Visited_20_Internet_20_Link"><text:span text:style-name="T8">https://docs.microsoft.com/en-us/office/vba/library-reference/concepts/getting-started-with-vba-in-office</text:span></text:a><text:bookmark-end text:name="__DdeLink__527_2248686119"/><text:span text:style-name="T8">; LAST ACCESSED: 20200</text:span><text:span text:style-name="T9">715</text:span><text:bookmark-end text:name="__DdeLink__576_2701036677"/></text:p>
      <text:p text:style-name="P35"><text:span text:style-name="T6">@</text:span><text:span text:style-name="T7">RECOMMENDED READING</text:span><text:span text:style-name="T6">:</text:span><text:span text:style-name="T8"> </text:span></text:p>
      <text:p text:style-name="P35"><text:span text:style-name="T27">LIBREOFFICE</text:span><text:span text:style-name="T26"> 6.4 SDK API </text:span><text:span text:style-name="T27">REFERENCE</text:span><text:span text:style-name="T8">. (</text:span><text:span text:style-name="T10">NOT WRITTEN</text:span><text:span text:style-name="T8">). “GETTING STARTED WITH VBA IN OFFICE”. </text:span><text:bookmark-start text:name="__DdeLink__527_22486861191"/><text:a xlink:type="simple" xlink:href="https://api.libreoffice.org/docs/idl/ref/namespacecom_1_1sun_1_1star_1_1awt.html" text:style-name="Internet_20_link" text:visited-style-name="Visited_20_Internet_20_Link"><text:span text:style-name="T26">https://api.libreoffice.org/docs/idl/ref/namespacecom_1_1sun_1_1star_1_1awt.html</text:span></text:a><text:bookmark-end text:name="__DdeLink__527_22486861191"/><text:span text:style-name="T8">; LAST ACCESSED: </text:span><text:span text:style-name="T26">20200721</text:span></text:p>
      <text:p text:style-name="P2"><text:tab/><text:span text:style-name="T31">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6"><text:soft-page-break/><text:span text:style-name="T13">I</text:span><text:bookmark-start text:name="__DdeLink__274_2871064860"/><text:span text:style-name="T13">NSTRUCTIONS NOTES: AUTOMATION WITH BASIC IN </text:span><text:span text:style-name="T14">LIBREOFFICE</text:span></text:p>
      <text:p text:style-name="P10"/>
      <text:p text:style-name="P10">1) FILE: SAVE AS</text:p>
      <text:p text:style-name="P19"><text:bookmark-start text:name="__DdeLink__521_2248686119"/>Sub Main</text:p>
      <text:p text:style-name="P19"><text:s text:c="2"/>GlobalScope.BasicLibraries.loadLibrary("Tools")</text:p>
      <text:p text:style-name="P19"/>
      <text:p text:style-name="P19"><text:s text:c="2"/>Dim Prop(1) as New com.sun.star.beans.PropertyValue</text:p>
      <text:p text:style-name="P19"><text:s text:c="2"/>Dim saveAsODSArgs(1) as new com.sun.star.beans.PropertyValue</text:p>
      <text:p text:style-name="P19"/>
      <text:p text:style-name="P19"><text:s text:c="2"/>dispatcher = createUnoService("com.sun.star.frame.DispatchHelper")</text:p>
      <text:p text:style-name="P19"/>
      <text:p text:style-name="P19"><text:s text:c="2"/>sPath = DirectoryNameoutofPath(ThisComponent.getURL(),"/")</text:p>
      <text:p text:style-name="P26"><text:span text:style-name="T18"><text:s text:c="2"/>sFileName = "</text:span><text:span text:style-name="T19">New Name</text:span><text:span text:style-name="T18">.ods"</text:span></text:p>
      <text:p text:style-name="P19"/>
      <text:p text:style-name="P19"><text:s text:c="2"/>saveAsODSArgs(0).Name = "URL"</text:p>
      <text:p text:style-name="P19"><text:s text:c="2"/>saveAsODSArgs(0).Value = sPath &amp; "/" &amp; sFileName</text:p>
      <text:p text:style-name="P19"><text:s text:c="2"/>saveAsODSArgs(1).Name = "FilterName"</text:p>
      <text:p text:style-name="P19"><text:s text:c="2"/>saveAsODSArgs(1).Value = "writer8"</text:p>
      <text:p text:style-name="P19"><text:tab/><text:tab/></text:p>
      <text:p text:style-name="P19"><text:s text:c="2"/>dispatcher.executeDispatch(ThisComponent.CurrentController.Frame, ".uno:SaveAs", "", 0, saveAsODSArgs())</text:p>
      <text:p text:style-name="P19">End Sub</text:p>
      <text:p text:style-name="P10"><text:bookmark-end text:name="__DdeLink__521_2248686119"/></text:p>
      <text:p text:style-name="P27"><text:bookmark-start text:name="__DdeLink__523_2248686119"/><text:bookmark-start text:name="__DdeLink__525_2248686119"/><text:span text:style-name="T15">NOTE: </text:span><text:span text:style-name="T16">VISUAL BASIC FOR APPLICATION</text:span><text:span text:style-name="T17">S</text:span><text:span text:style-name="T16"> (</text:span><text:span text:style-name="T15">VBA</text:span><text:span text:style-name="T16">)</text:span><text:span text:style-name="T15"> IN MS EXCEL</text:span></text:p>
      <text:p text:style-name="P6"><text:bookmark-end text:name="__DdeLink__525_2248686119"/>Application.ActiveWorkbook.SaveAs ("New Name.xlsm")</text:p>
      <text:p text:style-name="P12"><text:bookmark-end text:name="__DdeLink__523_2248686119"/></text:p>
      <text:p text:style-name="P10">2) FILE: SAVE</text:p>
      <text:p text:style-name="P20">Sub Main</text:p>
      <text:p text:style-name="P20"><text:s text:c="2"/>GlobalScope.BasicLibraries.loadLibrary("Tools")</text:p>
      <text:p text:style-name="P20"/>
      <text:p text:style-name="P20"><text:s text:c="2"/>Dim Prop(1) as New com.sun.star.beans.PropertyValue</text:p>
      <text:p text:style-name="P20"><text:s text:c="2"/>Dim saveAsODSArgs(1) as new com.sun.star.beans.PropertyValue</text:p>
      <text:p text:style-name="P20"/>
      <text:p text:style-name="P20"><text:s text:c="2"/>dispatcher = createUnoService("com.sun.star.frame.DispatchHelper")</text:p>
      <text:p text:style-name="P20"/>
      <text:p text:style-name="P20"><text:s text:c="2"/>sPath = DirectoryNameoutofPath(ThisComponent.getURL(),"/")</text:p>
      <text:p text:style-name="P20"><text:s text:c="2"/>sFileName = FileNameoutofPath(ThisComponent.getURL(),"/")</text:p>
      <text:p text:style-name="P20"/>
      <text:p text:style-name="P20"><text:s text:c="2"/>saveAsODSArgs(0).Name = "URL"</text:p>
      <text:p text:style-name="P20"><text:s text:c="2"/>saveAsODSArgs(0).Value = sPath &amp; "/" &amp; sFileName</text:p>
      <text:p text:style-name="P20"><text:s text:c="2"/>saveAsODSArgs(1).Name = "FilterName"</text:p>
      <text:p text:style-name="P20"><text:s text:c="2"/>saveAsODSArgs(1).Value = "writer8"</text:p>
      <text:p text:style-name="P20"><text:tab/><text:tab/></text:p>
      <text:p text:style-name="P20"><text:s text:c="2"/>dispatcher.executeDispatch(ThisComponent.CurrentController.Frame, ".uno:SaveAs", "", 0, saveAsODSArgs())</text:p>
      <text:p text:style-name="P20">End Sub</text:p>
      <text:p text:style-name="P11"/>
      <text:p text:style-name="P28"><text:bookmark-start text:name="__DdeLink__413_3880147580"/><text:span text:style-name="T15">NOTE: </text:span><text:span text:style-name="T16">VISUAL BASIC FOR APPLICATION</text:span><text:span text:style-name="T17">S</text:span><text:span text:style-name="T16"> (</text:span><text:span text:style-name="T15">VBA</text:span><text:span text:style-name="T16">)</text:span><text:span text:style-name="T15"> IN MS EXCEL</text:span></text:p>
      <text:p text:style-name="P7"><text:bookmark-end text:name="__DdeLink__413_3880147580"/>Application.ActiveWorkbook.Save</text:p>
      <text:p text:style-name="P13"/>
      <text:p text:style-name="P14">3) CELL: SELECT</text:p>
      <text:p text:style-name="P4">'Cell A1; where: ...getCellByPosition(iColumnCount, iRowCount)</text:p>
      <text:p text:style-name="P4"><text:bookmark-start text:name="__DdeLink__482_2134880456"/>T<text:bookmark-start text:name="__DdeLink__479_2134880456"/>hisComponent.getSheets().getByIndex(0).getCellByPosition(0, 0).String="Kumusta!"</text:p>
      <text:p text:style-name="P8"><text:bookmark-end text:name="__DdeLink__479_2134880456"/><text:bookmark-end text:name="__DdeLink__482_2134880456"/></text:p>
      <text:p text:style-name="P29"><text:bookmark-start text:name="__DdeLink__459_1069155568"/><text:span text:style-name="T15">NOTE: </text:span><text:span text:style-name="T16">VISUAL BASIC FOR APPLICATION</text:span><text:span text:style-name="T17">S</text:span><text:span text:style-name="T16"> (</text:span><text:span text:style-name="T15">VBA</text:span><text:span text:style-name="T16">)</text:span><text:span text:style-name="T15"> IN MS EXCEL</text:span></text:p>
      <text:p text:style-name="P8"><text:bookmark-start text:name="__DdeLink__629_1657739847"/><text:bookmark text:name="__DdeLink__415_3880147580"/><text:bookmark-end text:name="__DdeLink__459_1069155568"/>Application.ActiveSheet.Range("A1").Select</text:p>
      <text:p text:style-name="P8">Application.Selection.Value = "Kumusta!"<text:bookmark-end text:name="__DdeLink__629_1657739847"/></text:p>
      <text:p text:style-name="P15"/>
      <text:p text:style-name="P16">REMINDER:</text:p>
      <text:p text:style-name="P9">inputWorkbook = ThisComponent</text:p>
      <text:p text:style-name="P9"/>
      <text:p text:style-name="P30"><text:bookmark-start text:name="__DdeLink__475_2134880456"/><text:span text:style-name="T15">NOTE: </text:span><text:span text:style-name="T16">VISUAL BASIC FOR APPLICATION</text:span><text:span text:style-name="T17">S</text:span><text:span text:style-name="T16"> (</text:span><text:span text:style-name="T15">VBA</text:span><text:span text:style-name="T16">)</text:span><text:span text:style-name="T15"> IN MS EXCEL</text:span></text:p>
      <text:p text:style-name="P9"><text:bookmark-end text:name="__DdeLink__475_2134880456"/><text:span text:style-name="T30">i</text:span><text:span text:style-name="T29">nputWorkbook = </text:span>Application.ThisWorkbook</text:p>
      <text:p text:style-name="P17"/>
      <text:p text:style-name="P10">4) <text:s/>CELL: SET VALUE and FORMAT</text:p>
      <text:p text:style-name="P32"><text:span text:style-name="T20">Sub </text:span><text:span text:style-name="T21">Macro1</text:span></text:p>
      <text:p text:style-name="P21"><text:s text:c="2"/>Dim BasicBorder as New com.sun.star.table.BorderLine</text:p>
      <text:p text:style-name="P21"><text:soft-page-break/><text:s text:c="2"/>Dim oBorder As Object</text:p>
      <text:p text:style-name="P21"><text:s text:c="2"/>Dim oNumberFormats As Object</text:p>
      <text:p text:style-name="P21"><text:s text:c="2"/>Dim oLocalSettings As New com.sun.star.lang.Locale</text:p>
      <text:p text:style-name="P21"><text:s text:c="2"/>Dim lKey as long </text:p>
      <text:p text:style-name="P21"><text:s text:c="2"/></text:p>
      <text:p text:style-name="P21"><text:s text:c="2"/>Dim outputWorksheet</text:p>
      <text:p text:style-name="P21"><text:s text:c="2"/><text:bookmark-start text:name="__DdeLink__623_1657739847"/>Dim outputCell</text:p>
      <text:p text:style-name="P21"/>
      <text:p text:style-name="P21"><text:s text:c="2"/>outputWorksheet = ThisComponent.getSheets().getByIndex(0) <text:s/></text:p>
      <text:p text:style-name="P21"><text:s text:c="2"/>outputCell = outputWorksheet.getCellByPosition(0, 0)<text:bookmark-end text:name="__DdeLink__623_1657739847"/></text:p>
      <text:p text:style-name="P21"><text:s text:c="2"/></text:p>
      <text:p text:style-name="P21"><text:s text:c="2"/>oBorder = outputWorksheet.TableBorder</text:p>
      <text:p text:style-name="P21"/>
      <text:p text:style-name="P21"><text:s text:c="2"/>outputCell.String = "Kumusta!"</text:p>
      <text:p text:style-name="P21"/>
      <text:p text:style-name="P21"><text:s text:c="2"/>BasicBorder.OuterLineWidth = 80 'At present, we use this instruction to make the bottom border line double</text:p>
      <text:p text:style-name="P21"><text:s text:c="2"/>oBorder.BottomLine = BasicBorder</text:p>
      <text:p text:style-name="P21"><text:s text:c="2"/>outputCell.TableBorder = oBorder</text:p>
      <text:p text:style-name="P21"/>
      <text:p text:style-name="P21"><text:s text:c="2"/>outputCell.CharColor = RGB(0, 255, 0) <text:s/>'green</text:p>
      <text:p text:style-name="P21"><text:s text:c="2"/>outputCell.CharWeight = com.sun.star.awt.FontWeight.BOLD</text:p>
      <text:p text:style-name="P21"/>
      <text:p text:style-name="P21">' <text:s/>oNumberFormats = ThisComponent.numberFormats</text:p>
      <text:p text:style-name="P21">' <text:s/>lKey = oNumberFormats.queryKey("0.00", oLocalSettings , true)</text:p>
      <text:p text:style-name="P21">' <text:s/>outputCell.NumberFormat = lKey</text:p>
      <text:p text:style-name="P21"><text:s text:c="4"/></text:p>
      <text:p text:style-name="P21">End Sub</text:p>
      <text:p text:style-name="P21"/>
      <text:p text:style-name="P31"><text:bookmark-start text:name="__DdeLink__621_1657739847"/><text:span text:style-name="T15">NOTE: </text:span><text:span text:style-name="T16">VISUAL BASIC FOR APPLICATION</text:span><text:span text:style-name="T17">S</text:span><text:span text:style-name="T16"> (</text:span><text:span text:style-name="T15">VBA</text:span><text:span text:style-name="T16">)</text:span><text:span text:style-name="T15"> IN MS EXCEL</text:span></text:p>
      <text:p text:style-name="P4"><text:bookmark-start text:name="__DdeLink__477_2134880456"/><text:bookmark-end text:name="__DdeLink__621_1657739847"/>Sub <text:bookmark-start text:name="__DdeLink__667_3560862137"/>Macro1()<text:bookmark-end text:name="__DdeLink__667_3560862137"/></text:p>
      <text:p text:style-name="P4"><text:s text:c="4"/>Worksheets(1).Range("A1").Value = "Kumusta!"</text:p>
      <text:p text:style-name="P4"><text:s text:c="4"/>Worksheets(1).Range("A1").Borders(xlEdgeBottom).LineStyle = xlDouble</text:p>
      <text:p text:style-name="P4"><text:bookmark-start text:name="__DdeLink__563_2701036677"/><text:s text:c="4"/>Worksheets(1).Range("A1").Interior.Color = vbGreen</text:p>
      <text:p text:style-name="P4"><text:s text:c="4"/>Worksheets(1).Range("A1").Font.FontStyle = "Bold"</text:p>
      <text:p text:style-name="P4"><text:s text:c="4"/>'Worksheets(1).Range("A1").NumberFormat = "0.00"<text:bookmark-end text:name="__DdeLink__563_2701036677"/></text:p>
      <text:p text:style-name="P4">End Sub<text:bookmark-end text:name="__DdeLink__477_2134880456"/></text:p>
      <text:p text:style-name="P18"/>
      <text:p text:style-name="P18">REMINDER:</text:p>
      <text:p text:style-name="P33"><text:span text:style-name="T25">1) </text:span><text:span text:style-name="T24">We can use the following instruction to get the worksheet by its identified name, “Sheet1”.</text:span></text:p>
      <text:p text:style-name="P22">outputWorksheet <text:s/>= ThisComponent.Sheets.getByName( "Sheet1" ).getCellByPosition(0, 0)</text:p>
      <text:p text:style-name="P40"/>
      <text:p text:style-name="P10">5) <text:s/>CONTAINERS: VARIABLES</text:p>
      <text:p text:style-name="P38"><text:span text:style-name="T33">Dim sVariable As String</text:span></text:p>
      <text:p text:style-name="P38"><text:span text:style-name="T33"><text:s text:c="2"/></text:span></text:p>
      <text:p text:style-name="P38"><text:span text:style-name="T33">sVariable = "Kumusta!"</text:span></text:p>
      <text:p text:style-name="P38"><text:span text:style-name="T33"><text:s text:c="2"/></text:span></text:p>
      <text:p text:style-name="P38"><text:span text:style-name="T33">outputWorksheet = ThisComponent.getSheets().getByIndex(0) <text:s/></text:span></text:p>
      <text:p text:style-name="P38"><text:span text:style-name="T33">outputCell = outputWorksheet.getCellByPosition(0, 0)</text:span></text:p>
      <text:p text:style-name="P38"><text:span text:style-name="T33"/></text:p>
      <text:p text:style-name="P38"><text:span text:style-name="T33">outputCell.String = sVariable</text:span></text:p>
      <text:p text:style-name="P38"><text:span text:style-name="T33"/></text:p>
      <text:p text:style-name="P39"><text:span text:style-name="T33">R</text:span><text:span text:style-name="T32">EMINDER:</text:span></text:p>
      <text:p text:style-name="P43"><text:span text:style-name="T22">1) In LibreOffice, we start the </text:span><text:bookmark-start text:name="__DdeLink__635_1657739847"/><text:span text:style-name="T23">column and row </text:span><text:span text:style-name="T22">count</text:span><text:span text:style-name="T23">s</text:span><text:bookmark-end text:name="__DdeLink__635_1657739847"/><text:span text:style-name="T22"> at 0.</text:span></text:p>
      <text:p text:style-name="P44"><text:span text:style-name="T22">2</text:span><text:span text:style-name="T18">) In Microsoft Excel, we start </text:span><text:span text:style-name="T23">the column and row </text:span><text:span text:style-name="T18">count</text:span><text:span text:style-name="T23">s </text:span><text:span text:style-name="T18">at 1.</text:span></text:p>
      <text:p text:style-name="P38"><text:span text:style-name="T33"/></text:p>
      <text:p text:style-name="P42"><text:span text:style-name="T15">NOTE: </text:span><text:span text:style-name="T16">VISUAL BASIC FOR APPLICATION</text:span><text:span text:style-name="T17">S</text:span><text:span text:style-name="T16"> (</text:span><text:span text:style-name="T15">VBA</text:span><text:span text:style-name="T16">)</text:span><text:span text:style-name="T15"> IN MS EXCEL</text:span></text:p>
      <text:p text:style-name="P4">Dim sVariable As String</text:p>
      <text:p text:style-name="P4">sVariable = "Kumusta!"</text:p>
      <text:p text:style-name="P4">Worksheets(1).Range("A1").Value = sVariable<text:tab/><text:tab/></text:p>
      <text:p text:style-name="P10"/>
      <text:p text:style-name="P41">TO-DO: UPDATE THESE</text:p>
      <text:p text:style-name="P41"/>
      <text:p text:style-name="P10">6) CONDITIONS &amp; BRANCHING</text:p>
      <text:p text:style-name="P4">Sub Macro1()</text:p>
      <text:p text:style-name="P4"><text:s text:c="4"/>If Worksheets(1).Range("A1").Value = "Yes!" Then</text:p>
      <text:p text:style-name="P4"><text:soft-page-break/><text:s text:c="8"/>Worksheets(1).Range("B1").Value = "LAUREL, MIKHAIL"</text:p>
      <text:p text:style-name="P4"><text:s text:c="4"/>Else</text:p>
      <text:p text:style-name="P4"><text:s text:c="8"/>MsgBox "Put Yes! in cell A1"</text:p>
      <text:p text:style-name="P4"><text:s text:c="4"/>End If</text:p>
      <text:p text:style-name="P4"/>
      <text:p text:style-name="P4"><text:s text:c="4"/>Worksheets(1).UsedRange.EntireColumn.AutoFit</text:p>
      <text:p text:style-name="P4">End Sub</text:p>
      <text:p text:style-name="P10"/>
      <text:p text:style-name="P10">7) LOOPS &amp; CONTAINERS</text:p>
      <text:p text:style-name="P4">Sub Macro2()</text:p>
      <text:p text:style-name="P4"><text:s text:c="4"/>Dim inputWorksheet</text:p>
      <text:p text:style-name="P4"><text:s text:c="4"/>Dim medicalDoctorContainer</text:p>
      <text:p text:style-name="P4"><text:s text:c="4"/>Dim iMedicalDoctorContainerCount</text:p>
      <text:p text:style-name="P4"><text:s text:c="4"/>Dim iColumnCount</text:p>
      <text:p text:style-name="P4"><text:s text:c="4"/></text:p>
      <text:p text:style-name="P4"><text:s text:c="4"/>Set inputWorksheet = ActiveWorkbook.ActiveSheet</text:p>
      <text:p text:style-name="P4"><text:s text:c="4"/>Set medicalDoctorContainer = New Collection <text:s text:c="3"/></text:p>
      <text:p text:style-name="P4"><text:s text:c="4"/>iMedicalDoctorContainerCount = 1</text:p>
      <text:p text:style-name="P4"><text:s text:c="4"/>iColumnCount = 2 'start at column <text:span text:style-name="T28">B</text:span></text:p>
      <text:p text:style-name="P4"/>
      <text:p text:style-name="P4"><text:s text:c="4"/>For Each Column In inputWorksheet.Columns</text:p>
      <text:p text:style-name="P4"><text:s text:c="7"/>sOutputWorksheetName = "" &amp; inputWorksheet.Cells(1, iColumnCount).Value 'medical doctor name</text:p>
      <text:p text:style-name="P4"><text:s text:c="7"/>medicalDoctorContainer.Add sOutputWorksheetName, CStr(iMedicalDoctorContainerCount)</text:p>
      <text:p text:style-name="P4"><text:s text:c="8"/></text:p>
      <text:p text:style-name="P4"><text:s text:c="7"/>MsgBox (medicalDoctorContainer(CStr(iMedicalDoctorContainerCount)))</text:p>
      <text:p text:style-name="P4"><text:s text:c="12"/></text:p>
      <text:p text:style-name="P4"><text:s text:c="7"/>iMedicalDoctorContainerCount = iMedicalDoctorContainerCount + 1 <text:s text:c="15"/></text:p>
      <text:p text:style-name="P4"><text:s text:c="7"/>iColumnCount = iColumnCount + 1</text:p>
      <text:p text:style-name="P4"><text:s text:c="7"/>If IsEmpty(inputWorksheet.Cells(1, iColumnCount).Value) Then</text:p>
      <text:p text:style-name="P4"><text:s text:c="12"/>Exit For</text:p>
      <text:p text:style-name="P4"><text:s text:c="7"/>End If</text:p>
      <text:p text:style-name="P4"><text:s text:c="4"/>Next</text:p>
      <text:p text:style-name="P5">End Sub<text:bookmark-end text:name="__DdeLink__274_287106486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5.56cm" style:num-format="1" style:print-orientation="portrait" fo:margin-top="1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1:21:13.922429649</meta:creation-date>
    <meta:print-date>2020-06-22T11:40:35.281888519</meta:print-date>
    <dc:date>2020-07-28T15:39:03.248149419</dc:date>
    <meta:editing-duration>PT3H52M20S</meta:editing-duration>
    <meta:editing-cycles>72</meta:editing-cycles>
    <meta:generator>LibreOffice/6.4.3.2$Linux_X86_64 LibreOffice_project/40$Build-2</meta:generator>
    <meta:document-statistic meta:table-count="0" meta:image-count="0" meta:object-count="0" meta:page-count="4" meta:paragraph-count="142" meta:word-count="541" meta:character-count="5635" meta:non-whitespace-character-count="4919"/>
  </office:meta>
</office:document-meta>
</file>